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Row 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0 to 0.1</text:p>
          </table:table-cell>
          <table:table-cell office:value-type="float" office:value="1514917008.0849" calcext:value-type="float">
            <text:p>1514917008.0849</text:p>
          </table:table-cell>
        </table:table-row>
        <table:table-row table:style-name="ro1">
          <table:table-cell/>
          <table:table-cell office:value-type="string" calcext:value-type="string">
            <text:p>0.1 to 0.8</text:p>
          </table:table-cell>
          <table:table-cell office:value-type="float" office:value="1514917591.98222" calcext:value-type="float">
            <text:p>1514917591.98222</text:p>
          </table:table-cell>
        </table:table-row>
        <table:table-row table:style-name="ro1">
          <table:table-cell/>
          <table:table-cell office:value-type="string" calcext:value-type="string">
            <text:p>0.2 to 0.7</text:p>
          </table:table-cell>
          <table:table-cell office:value-type="float" office:value="1514925969.34006" calcext:value-type="float">
            <text:p>1514925969.34006</text:p>
          </table:table-cell>
        </table:table-row>
        <table:table-row table:style-name="ro1">
          <table:table-cell/>
          <table:table-cell office:value-type="string" calcext:value-type="string">
            <text:p>0.3 to 0.6</text:p>
          </table:table-cell>
          <table:table-cell office:value-type="float" office:value="1514928576.9107" calcext:value-type="float">
            <text:p>1514928576.91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2:58:50.319524663</meta:creation-date>
    <dc:date>2018-01-03T14:12:18.627652047</dc:date>
    <meta:editing-duration>PT32S</meta:editing-duration>
    <meta:editing-cycles>1</meta:editing-cycles>
    <meta:document-statistic meta:table-count="1" meta:cell-count="9" meta:object-count="0"/>
    <meta:generator>LibreOffice/5.1.6.2$Linux_X86_64 LibreOffice_project/10m0$Build-2</meta:generator>
  </office:meta>
</office:document-meta>
</file>